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f7f5" officeooo:paragraph-rsid="0019f7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{d.firstname} {d.lastname}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0:18:56.089896000</meta:creation-date>
    <dc:date>2017-06-06T09:01:26.181602000</dc:date>
    <meta:editing-duration>PT1M4S</meta:editing-duration>
    <meta:editing-cycles>2</meta:editing-cycles>
    <meta:generator>LibreOffice/5.3.2.2$MacOSX_X86_64 LibreOffice_project/6cd4f1ef626f15116896b1d8e1398b56da0d0ee1</meta:generator>
    <meta:document-statistic meta:table-count="0" meta:image-count="0" meta:object-count="0" meta:page-count="1" meta:paragraph-count="1" meta:word-count="4" meta:character-count="34" meta:non-whitespace-character-count="31"/>
  </office:meta>
</office:document-meta>
</file>